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FreeSans2" svg:font-family="FreeSans" style:font-family-generic="swiss"/>
    <style:font-face style:name="Arial Unicode MS" svg:font-family="'Arial Unicode MS'" style:font-family-generic="roman" style:font-pitch="variable"/>
    <style:font-face style:name="FreeSans" svg:font-family="FreeSans" style:font-family-generic="roman" style:font-pitch="variable"/>
    <style:font-face style:name="Helvetica Neue" svg:font-family="'Helvetica Neue'" style:font-family-generic="roman" style:font-pitch="variable"/>
    <style:font-face style:name="Liberation Mono" svg:font-family="'Liberation Mono', 'Courier New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58ac" officeooo:paragraph-rsid="001558ac"/>
    </style:style>
    <style:style style:name="P2" style:family="paragraph" style:parent-style-name="Standard">
      <style:paragraph-properties fo:text-align="start" style:justify-single-word="false"/>
      <style:text-properties fo:font-weight="bold" officeooo:rsid="001558ac" officeooo:paragraph-rsid="001558ac" style:font-weight-asian="bold" style:font-weight-complex="bold"/>
    </style:style>
    <style:style style:name="P3" style:family="paragraph" style:parent-style-name="Text_20_body">
      <style:paragraph-properties fo:text-align="end" style:justify-single-word="false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Standard" style:list-style-name="L1">
      <style:text-properties officeooo:rsid="00163572" officeooo:paragraph-rsid="00163572"/>
    </style:style>
    <style:style style:name="P6" style:family="paragraph" style:parent-style-name="Standard" style:list-style-name="L1">
      <style:text-properties officeooo:rsid="00101a86" officeooo:paragraph-rsid="00101a86"/>
    </style:style>
    <style:style style:name="P7" style:family="paragraph" style:parent-style-name="Standard" style:list-style-name="L1">
      <style:text-properties officeooo:rsid="0011e21e" officeooo:paragraph-rsid="0011e21e"/>
    </style:style>
    <style:style style:name="P8" style:family="paragraph" style:parent-style-name="Standard" style:list-style-name="L1">
      <style:text-properties officeooo:rsid="0011e21e" officeooo:paragraph-rsid="00101a86"/>
    </style:style>
    <style:style style:name="P9" style:family="paragraph" style:parent-style-name="Standard" style:list-style-name="L1">
      <style:text-properties officeooo:rsid="001558ac" officeooo:paragraph-rsid="001558ac"/>
    </style:style>
    <style:style style:name="P10" style:family="paragraph" style:parent-style-name="Standard" style:list-style-name="L2">
      <style:text-properties officeooo:rsid="001558ac" officeooo:paragraph-rsid="001558ac"/>
    </style:style>
    <style:style style:name="P11" style:family="paragraph" style:parent-style-name="Standard" style:list-style-name="L3">
      <style:text-properties officeooo:rsid="001558ac" officeooo:paragraph-rsid="001558ac"/>
    </style:style>
    <style:style style:name="P12" style:family="paragraph" style:parent-style-name="Standard" style:list-style-name="L1">
      <style:text-properties officeooo:rsid="001084b4" officeooo:paragraph-rsid="0011e21e"/>
    </style:style>
    <style:style style:name="P13" style:family="paragraph" style:parent-style-name="Standard" style:list-style-name="L3"/>
    <style:style style:name="P14" style:family="paragraph" style:parent-style-name="Standard" style:list-style-name="L4">
      <style:paragraph-properties fo:text-align="justify" style:justify-single-word="false"/>
      <style:text-properties officeooo:paragraph-rsid="001558ac"/>
    </style:style>
    <style:style style:name="P15" style:family="paragraph" style:parent-style-name="Standard" style:list-style-name="L1">
      <style:text-properties officeooo:rsid="001c006e" officeooo:paragraph-rsid="001c006e"/>
    </style:style>
    <style:style style:name="P16" style:family="paragraph" style:parent-style-name="Standard" style:list-style-name="L4">
      <loext:graphic-properties draw:fill="none"/>
      <style:paragraph-properties fo:text-align="justify" style:justify-single-word="false" fo:background-color="transparent"/>
      <style:text-properties officeooo:rsid="001c006e" officeooo:paragraph-rsid="001c006e"/>
    </style:style>
    <style:style style:name="P17" style:family="paragraph" style:parent-style-name="Standard" style:list-style-name="L4" style:master-page-name="">
      <loext:graphic-properties draw:fill="none"/>
      <style:paragraph-properties fo:margin-left="0.801cm" fo:margin-right="0cm" fo:text-align="justify" style:justify-single-word="false" fo:text-indent="0cm" style:auto-text-indent="false" style:page-number="auto" fo:background-color="transparent"/>
      <style:text-properties officeooo:paragraph-rsid="0015b395"/>
    </style:style>
    <style:style style:name="P18" style:family="paragraph" style:parent-style-name="Standard" style:list-style-name="L4">
      <loext:graphic-properties draw:fill="none"/>
      <style:paragraph-properties fo:margin-left="0.801cm" fo:margin-right="0cm" fo:text-align="justify" style:justify-single-word="false" fo:text-indent="0cm" style:auto-text-indent="false" fo:background-color="transparent"/>
      <style:text-properties officeooo:paragraph-rsid="00163572"/>
    </style:style>
    <style:style style:name="T1" style:family="text">
      <style:text-properties officeooo:rsid="0013af78"/>
    </style:style>
    <style:style style:name="T2" style:family="text">
      <style:text-properties officeooo:rsid="001558ac"/>
    </style:style>
    <style:style style:name="T3" style:family="text">
      <style:text-properties officeooo:rsid="0015b395"/>
    </style:style>
    <style:style style:name="T4" style:family="text">
      <style:text-properties officeooo:rsid="00177fa8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officeooo:rsid="001558ac" style:font-size-asian="8pt" style:font-size-complex="8pt"/>
    </style:style>
    <style:style style:name="T7" style:family="text">
      <style:text-properties fo:font-size="8pt" officeooo:rsid="00177fa8" style:font-size-asian="8pt" style:font-size-complex="8pt"/>
    </style:style>
    <style:style style:name="T8" style:family="text">
      <style:text-properties fo:font-size="8pt" officeooo:rsid="0015b395" style:font-size-asian="8pt" style:font-size-complex="8pt"/>
    </style:style>
    <style:style style:name="T9" style:family="text">
      <style:text-properties fo:font-size="8pt" officeooo:rsid="00191854" style:font-size-asian="8pt" style:font-size-complex="8pt"/>
    </style:style>
    <style:style style:name="T10" style:family="text">
      <style:text-properties officeooo:rsid="00191854"/>
    </style:style>
    <style:style style:name="T11" style:family="text">
      <style:text-properties fo:font-size="12pt" officeooo:rsid="00191854" style:font-size-asian="12pt" style:font-size-complex="12pt"/>
    </style:style>
    <style:style style:name="T1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_20_1">Plano de aula</text:p>
      <text:p text:style-name="P3"><text:span text:style-name="T1">professor</text:span> Iuri S. V. Segtovich</text:p>
      <text:p text:style-name="P4"><text:span text:style-name="T12">Aula:</text:span> Lógica de programação, sintaxe python, ferramenta jupyter-notebook, <text:span text:style-name="T2">e python científico.</text:span></text:p>
      <text:p text:style-name="P4"><text:span text:style-name="T12">Objetivo:</text:span> Nivelar a turma de Termodinâmica nos tópicos de programação em python e ferramentas do python científico para elaboração de trabalho computacional como forma de avaliação no curso.</text:p>
      <text:p text:style-name="P2">Conteúdo:</text:p>
      <text:list xml:id="list3888648546" text:style-name="L1">
        <text:list-item>
          <text:p text:style-name="P5">Apresentação <text:span text:style-name="T4">(</text:span>anaconda / <text:span text:style-name="T4">python3)</text:span></text:p>
        </text:list-item>
        <text:list-item>
          <text:p text:style-name="P15">Comunicação</text:p>
          <text:list>
            <text:list-item>
              <text:p text:style-name="P6">mensagens (strings)</text:p>
            </text:list-item>
            <text:list-item>
              <text:p text:style-name="P6">impressão no terminal (print)</text:p>
            </text:list-item>
            <text:list-item>
              <text:p text:style-name="P6">entrada de dados pelo terminal (input)</text:p>
            </text:list-item>
          </text:list>
        </text:list-item>
        <text:list-item>
          <text:p text:style-name="P6">Cálculos</text:p>
          <text:list>
            <text:list-item>
              <text:p text:style-name="P6">números inteiros (int)</text:p>
            </text:list-item>
            <text:list-item>
              <text:p text:style-name="P6">números reais (float)</text:p>
            </text:list-item>
            <text:list-item>
              <text:p text:style-name="P6">calculadora científica (math)</text:p>
            </text:list-item>
          </text:list>
        </text:list-item>
        <text:list-item>
          <text:p text:style-name="P6">Lógica na programação</text:p>
          <text:list>
            <text:list-item>
              <text:p text:style-name="P6">tipo lógico (bool, True, False)</text:p>
            </text:list-item>
            <text:list-item>
              <text:p text:style-name="P6">comparações entre números (==, !=, &gt;, &lt;, &gt;=, &lt;=)</text:p>
            </text:list-item>
            <text:list-item>
              <text:p text:style-name="P6">operadores lógicos (and, or, not)</text:p>
            </text:list-item>
            <text:list-item>
              <text:p text:style-name="P6">condicionais (if, elif, else))</text:p>
            </text:list-item>
            <text:list-item>
              <text:p text:style-name="P6">iterações (while)</text:p>
            </text:list-item>
          </text:list>
        </text:list-item>
        <text:list-item>
          <text:p text:style-name="P6">Listas e arranjos</text:p>
          <text:list>
            <text:list-item>
              <text:p text:style-name="P6">lista nativa (list)</text:p>
            </text:list-item>
            <text:list-item>
              <text:p text:style-name="P7">agrupamentos (tuple)</text:p>
            </text:list-item>
            <text:list-item>
              <text:p text:style-name="P6">iteração sobre elementos (for)</text:p>
            </text:list-item>
          </text:list>
        </text:list-item>
        <text:list-item>
          <text:p text:style-name="P6">funções</text:p>
          <text:list>
            <text:list-item>
              <text:p text:style-name="P6">definição de funções (def, args, kargs, return, constants)</text:p>
            </text:list-item>
          </text:list>
        </text:list-item>
        <text:list-item>
          <text:p text:style-name="P7">python científico</text:p>
          <text:list>
            <text:list-item>
              <text:p text:style-name="P9">jupyter-notebook</text:p>
            </text:list-item>
            <text:list-item>
              <text:p text:style-name="P8">gráficos (matplotlib, pyplot, scatter, plot)</text:p>
            </text:list-item>
            <text:list-item>
              <text:p text:style-name="P12">métodos numéricos (scipy, optimize: bisect)</text:p>
            </text:list-item>
          </text:list>
        </text:list-item>
      </text:list>
      <text:p text:style-name="P1">Metodologia</text:p>
      <text:list xml:id="list1289210527" text:style-name="L2">
        <text:list-item>
          <text:p text:style-name="P10">conceituação</text:p>
        </text:list-item>
        <text:list-item>
          <text:p text:style-name="P10">resolução de exemplos em computador</text:p>
        </text:list-item>
      </text:list>
      <text:p text:style-name="P1">Recursos</text:p>
      <text:list xml:id="list2793791071" text:style-name="L3">
        <text:list-item>
          <text:p text:style-name="P13">Projeção</text:p>
        </text:list-item>
        <text:list-item>
          <text:p text:style-name="P13">Computador</text:p>
          <text:list>
            <text:list-item>
              <text:p text:style-name="P13">python tutor</text:p>
            </text:list-item>
            <text:list-item>
              <text:p text:style-name="P11">anaconda / jupyter-notebook</text:p>
            </text:list-item>
          </text:list>
        </text:list-item>
      </text:list>
      <text:p text:style-name="P1">Bibliografia recomendada</text:p>
      <text:list xml:id="list3528540696" text:style-name="L4">
        <text:list-item>
          <text:p text:style-name="P14"><text:span text:style-name="T2">"Introduction to Python for Computational Science and Engineering (A beginner’s guide)", (livro, em inglês, 173 páginas, de Hans Fangohr, </text:span><text:span text:style-name="T6">https://github.com/fangohr/introduction-to-python-for-computational-science-and-engineering/</text:span><text:span text:style-name="T11">; </text:span><text:span text:style-name="T4">traduzido para português por Gustavo C. P. de Oliveira, </text:span><text:span text:style-name="T7">https://github.com/gcpeixoto/lecture-ipynb/</text:span><text:span text:style-name="T11">)</text:span></text:p>
        </text:list-item>
        <text:list-item>
          <text:p text:style-name="P17"><text:span text:style-name="T3">Tutorials point (</text:span><text:span text:style-name="T8">https://www.tutorialspoint.com/python/index.htm</text:span><text:span text:style-name="T3">)</text:span></text:p>
        </text:list-item>
        <text:list-item>
          <text:p text:style-name="P18"><text:span text:style-name="T10">python Brasil / Aprenda programar (</text:span><text:a xlink:type="simple" xlink:href="https://wiki.python.org.br/AprendaProgramar" text:style-name="Internet_20_link" text:visited-style-name="Visited_20_Internet_20_Link"><text:span text:style-name="T5">https://wiki.python.org.br/AprendaProgramar</text:span></text:a><text:span text:style-name="T4">)</text:span></text:p>
        </text:list-item>
        <text:list-item>
          <text:p text:style-name="P16">perguntas e respostas: Stack overflow <text:span text:style-name="T10">(</text:span><text:span text:style-name="T9">https://stackoverflow.com/search</text:span><text:span text:style-name="T10">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FreeSans2" svg:font-family="FreeSans" style:font-family-generic="swiss"/>
    <style:font-face style:name="Arial Unicode MS" svg:font-family="'Arial Unicode MS'" style:font-family-generic="roman" style:font-pitch="variable"/>
    <style:font-face style:name="FreeSans" svg:font-family="FreeSans" style:font-family-generic="roman" style:font-pitch="variable"/>
    <style:font-face style:name="Helvetica Neue" svg:font-family="'Helvetica Neue'" style:font-family-generic="roman" style:font-pitch="variable"/>
    <style:font-face style:name="Liberation Mono" svg:font-family="'Liberation Mono', 'Courier New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left="0cm" fo:margin-right="0cm" fo:margin-top="0.499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cm" fo:margin-right="0cm" fo:margin-top="0.4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0cm" fo:margin-right="0cm" fo:margin-top="0.3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0cm" fo:margin-right="0cm" fo:margin-top="0.199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cm" fo:margin-right="0cm" fo:margin-top="0.499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cm" fo:margin-right="0cm" fo:margin-top="0.4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0cm" fo:margin-right="0cm" fo:margin-top="0.3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cm" fo:margin-right="0cm" fo:margin-top="0.199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Paragraph_20_Font" style:display-name="Default Paragraph Fon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adrão_20_A" style:display-name="Padrão A" style:family="paragraph" style:default-outline-level="">
      <style:paragraph-properties fo:text-align="start" style:justify-single-word="false" fo:orphans="2" fo:widows="2" style:writing-mode="lr-tb"/>
      <style:text-properties fo:color="#000000" style:font-name="Helvetica Neue" fo:font-family="'Helvetica Neue'" style:font-family-generic="roman" style:font-pitch="variable" fo:font-size="11pt" style:text-underline-style="none" style:font-name-asian="DejaVu Sans" style:font-family-asian="'DejaVu Sans'" style:font-family-generic-asian="system" style:font-pitch-asian="variable" style:font-size-asian="11pt" style:font-name-complex="Liberation Sans1" style:font-family-complex="'Liberation Sans'" style:font-family-generic-complex="system" style:font-pitch-complex="variable" style:font-size-complex="12pt"/>
    </style:style>
    <style:style style:name="Corpo_20_A" style:display-name="Corpo A" style:family="paragraph" style:default-outline-level="">
      <style:paragraph-properties fo:text-align="start" style:justify-single-word="false" fo:orphans="2" fo:widows="2" style:writing-mode="lr-tb"/>
      <style:text-properties fo:color="#000000" style:font-name="Arial Unicode MS" fo:font-family="'Arial Unicode MS'" style:font-family-generic="roman" style:font-pitch="variable" fo:font-size="11pt" style:text-underline-style="none" style:font-name-asian="DejaVu Sans" style:font-family-asian="'DejaVu Sans'" style:font-family-generic-asian="system" style:font-pitch-asian="variable" style:font-size-asian="11pt" style:font-name-complex="Liberation Sans1" style:font-family-complex="'Liberation Sans'" style:font-family-generic-complex="system" style:font-pitch-complex="variable" style:font-size-complex="12pt"/>
    </style:style>
    <style:style style:name="Cabeçalho_20_e_20_Rodapé_20_A" style:display-name="Cabeçalho e Rodapé A" style:family="paragraph" style:default-outline-level="">
      <style:paragraph-properties fo:text-align="start" style:justify-single-word="false" fo:orphans="2" fo:widows="2" style:writing-mode="lr-tb">
        <style:tab-stops>
          <style:tab-stop style:position="28.063cm"/>
        </style:tab-stops>
      </style:paragraph-properties>
      <style:text-properties fo:color="#000000" style:font-name="Arial Unicode MS" fo:font-family="'Arial Unicode MS'" style:font-family-generic="roman" style:font-pitch="variable" fo:font-size="12pt" style:text-underline-style="non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abeçalho_20_e_20_Rodapé" style:display-name="Cabeçalho e Rodapé" style:family="paragraph" style:default-outline-level="">
      <style:paragraph-properties fo:text-align="start" style:justify-single-word="false" fo:orphans="2" fo:widows="2" style:writing-mode="lr-tb">
        <style:tab-stops>
          <style:tab-stop style:position="28.063cm"/>
        </style:tab-stops>
      </style:paragraph-properties>
      <style:text-properties fo:color="#000000" style:font-name="Arial Unicode MS" fo:font-family="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ource_20_Text" style:display-name="Source Text" style:family="paragraph" style:default-outline-level="">
      <style:paragraph-properties fo:text-align="start" style:justify-single-word="false" fo:orphans="2" fo:widows="2" style:writing-mode="lr-tb"/>
      <style:text-properties style:font-name="Liberation Mono" fo:font-family="'Liberation Mono', 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rong_20_Emphasis" style:display-name="Strong Emphasi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Emphasi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fo:font-style="italic" style:font-name-asian="DejaVu Sans" style:font-family-asian="'DejaVu Sans'" style:font-family-generic-asian="system" style:font-pitch-asian="variable" style:font-size-asian="12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7T23:11:34.197850120</meta:creation-date>
    <dc:date>2018-08-28T21:54:35.988873384</dc:date>
    <meta:editing-duration>PT37M52S</meta:editing-duration>
    <meta:editing-cycles>12</meta:editing-cycles>
    <meta:generator>LibreOffice/5.4.1.2$Linux_X86_64 LibreOffice_project/ea7cb86e6eeb2bf3a5af73a8f7777ac570321527</meta:generator>
    <meta:document-statistic meta:table-count="0" meta:image-count="0" meta:object-count="0" meta:page-count="1" meta:paragraph-count="43" meta:word-count="234" meta:character-count="1756" meta:non-whitespace-character-count="1600"/>
  </office:meta>
</office:document-meta>
</file>